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DESCRITIVO DA ARCA DE NOÉ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12T20:51:08.47</meta:creation-date>
    <dc:date>2018-02-28T22:10:41.50</dc:date>
    <meta:editing-duration>PT4M55S</meta:editing-duration>
    <meta:editing-cycles>4</meta:editing-cycles>
    <meta:generator>OpenOffice/4.1.4$Win32 OpenOffice.org_project/414m5$Build-9788</meta:generator>
    <dc:creator>Helen </dc:creator>
    <meta:document-statistic meta:table-count="0" meta:image-count="0" meta:object-count="0" meta:page-count="1" meta:paragraph-count="1" meta:word-count="5" meta:character-count="25"/>
  </office:meta>
</office:document-meta>
</file>